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2007" officeooo:paragraph-rsid="001b200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2007"/>
    </style:style>
    <style:style style:name="T6" style:family="text">
      <style:text-properties officeooo:rsid="001b3e24"/>
    </style:style>
    <style:style style:name="T7" style:family="text">
      <style:text-properties officeooo:rsid="001c2d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4">Constitutes the need to amend server regulation 4 to not allow intentional explosions <text:span text:style-name="T7">unless stated</text:span>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1"/>
      <text:p text:style-name="P1"/>
      <text:p text:style-name="P1"/>
      <text:p text:style-name="Standard"><text:span text:style-name="T1">[</text:span><text:span text:style-name="T2">Motion 3-10: To modify server regulation 4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50:39.395225756</dc:date>
    <meta:editing-duration>PT2M10S</meta:editing-duration>
    <meta:editing-cycles>8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7" meta:word-count="48" meta:character-count="309" meta:non-whitespace-character-count="268"/>
  </office:meta>
</office:document-meta>
</file>